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Gerald</text:p>
      <text:p text:style-name="Normal">Gerald is a 72-year-old retiree who enjoys high-quality food but prefers shopping in person. He’s cautious about online platforms and easily overwhelmed by complex interfaces. While he’s curious about organic products, he’s<text:s/>unlikely to explore digital features unless they’re extremely simple and reassuring. To engage Gerald, the Gourmet Delights platform should offer a clean, uncluttered layout with large buttons, clear instructions, and optional phone support. A loyalty program with straightforward rewards and the ability to browse curated subscription boxes without logging in would help him feel more confident and in control</text:p>
      <text:p text:style-name="P2">Franchesca</text:p>
      <text:p text:style-name="Normal">Franchesca is a 65-year-old food enthusiast who’s passionate about improving her health through organic eating. She’s moderately tech-savvy but has high expectations for digital experiences. If a feature doesn’t work perfectly, she’ll escalate quickly. Franchesca wants personalized recipes that match her dietary goals and expects seamless integration between her purchases and recommendations. For her, the platform must be reliable, fast, and polished — with visible progress indicators, instant confirmations, and access to live cooking classes that feel professional and well-managed. A loyalty program with premium-tier rewards would keep her engaged long-term.</text:p>
      <text:p text:style-name="P3">Bartholomew James III</text:p>
      <text:p text:style-name="Normal">Bartholomew is a 19-year-old university student who’s passionate about food trends and organic living. He’s confident with technology and loves discovering new recipes and sharing his creations online. He wants a platform that’s mobile-friendly, fast, and interactive — something that feels more like a lifestyle hub than just a store. Bartholomew would thrive with personalized recipe suggestions based on his past purchases, gamified loyalty rewards, and access to live-streamed cooking classes where he can chat with chefs and other users. Social sharing features and educational blog content would deepen his engagement and make him a brand advoc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24254032 - Olly Powell</meta:initial-creator>
    <dc:creator>Olly Powell</dc:creator>
    <meta:creation-date>2025-12-07T23:51:00Z</meta:creation-date>
    <dc:date>2025-12-09T14:09:00Z</dc:date>
    <meta:template xlink:href="Normal" xlink:type="simple"/>
    <meta:editing-cycles>2</meta:editing-cycles>
    <meta:editing-duration>PT240S</meta:editing-duration>
    <meta:document-statistic meta:page-count="1" meta:paragraph-count="3" meta:word-count="298" meta:character-count="1995" meta:row-count="14" meta:non-whitespace-character-count="1700"/>
  </office:meta>
</office:document-meta>
</file>